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807cm" fo:min-width="1.50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5cm" fo:min-width="4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751cm" fo:min-width="0.451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6.25cm" fo:min-width="5.7cm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3.14cm" fo:min-width="15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353cm" fo:min-width="1.501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75cm" fo:min-width="4.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944cm" fo:min-width="1.501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58cm" fo:min-width="1.501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751cm" fo:min-width="0.815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751cm" fo:min-width="0.834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602cm" fo:min-width="1.35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75cm" fo:min-width="1.5cm"/>
    </style:style>
    <style:style style:name="gr16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gr17" style:family="graphic" style:parent-style-name="objectwithoutfill">
      <style:graphic-properties draw:marker-end="Arrow_20_concave" draw:marker-end-width="0.3cm" draw:fill="none" draw:textarea-vertical-align="middle"/>
    </style:style>
    <style:style style:name="gr18" style:family="graphic" style:parent-style-name="standard">
      <style:graphic-properties svg:stroke-color="#80808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6pt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6pt" style:font-size-asian="12pt" style:font-size-complex="12pt"/>
    </style:style>
    <style:style style:name="P5" style:family="paragraph">
      <loext:graphic-properties draw:fill-color="#dddddd"/>
      <style:paragraph-properties fo:text-align="center"/>
      <style:text-properties fo:font-size="16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2cm" svg:x="8.2cm" svg:y="16.03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4" draw:id="id4" draw:layer="layout" svg:width="2cm" svg:height="2cm" svg:x="12.4cm" svg:y="16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12" draw:id="id12" draw:layer="layout" svg:width="2cm" svg:height="2cm" svg:x="22.449cm" svg:y="4.475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4.5cm" svg:height="2cm" svg:x="5.7cm" svg:y="13.03cm">
          <text:p text:style-name="P1"><text:span text:style-name="T1">Service</text:span></text:p>
          <text:p text:style-name="P1"><text:span text:style-name="T1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4.5cm" svg:height="2cm" svg:x="11.2cm" svg:y="13.03cm">
          <text:p text:style-name="P1"><text:span text:style-name="T1">Service</text:span></text:p>
          <text:p text:style-name="P1"><text:span text:style-name="T1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4.5cm" svg:height="2cm" svg:x="16.7cm" svg:y="13cm">
          <text:p text:style-name="P1"><text:span text:style-name="T1">Service</text:span></text:p>
          <text:p text:style-name="P1"><text:span text:style-name="T1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1.8cm" svg:height="2cm" svg:x="16.9cm" svg:y="16.03cm">
          <text:p text:style-name="P1"><text:span text:style-name="T1">Mongo</text:span></text:p>
          <text:p text:style-name="P1"><text:span text:style-name="T1">DB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4" draw:layer="layout" svg:width="6.2cm" svg:height="6.5cm" svg:x="22.5cm" svg:y="10cm">
          <text:p text:style-name="P3"><text:span text:style-name="T2">JHipster Conso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15.5cm" svg:height="3.39cm" svg:x="6cm" svg:y="4cm">
          <text:p text:style-name="P3"><text:span text:style-name="T2">Gateway Spring Boot Ap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27.7cm" svg:height="1cm" svg:x="1cm" svg:y="1cm">
          <text:p text:style-name="P1"><text:span text:style-name="T2">Brows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6" draw:layer="layout" svg:x1="1cm" svg:y1="3cm" svg:x2="28.675cm" svg:y2="2.999cm">
          <text:p/>
        </draw:line>
        <draw:custom-shape draw:style-name="gr8" draw:text-style-name="P5" xml:id="id13" draw:id="id13" draw:layer="layout" svg:width="2cm" svg:height="2cm" svg:x="22.497cm" svg:y="6.975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5" xml:id="id1" draw:id="id1" draw:layer="layout" svg:width="2cm" svg:height="2cm" svg:x="5.7cm" svg:y="16.03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5" xml:id="id8" draw:id="id8" draw:layer="layout" svg:width="2cm" svg:height="2cm" svg:x="19.2cm" svg:y="16.03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9" draw:text-style-name="P2" xml:id="id10" draw:id="id10" draw:layer="layout" svg:width="5cm" svg:height="2cm" svg:x="1cm" svg:y="9cm">
          <text:p text:style-name="P1"><text:span text:style-name="T1">Consul (HashiCor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2cm" svg:height="2cm" svg:x="1cm" svg:y="13cm">
          <text:p text:style-name="P1"><text:span text:style-name="T2">Kafka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5" draw:layer="layout" svg:width="2cm" svg:height="2cm" svg:x="26cm" svg:y="14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1" draw:text-style-name="P5" draw:layer="layout" svg:width="2cm" svg:height="2cm" svg:x="23cm" svg:y="14cm">
          <text:p text:style-name="P1"><text:span text:style-name="T2">Logstas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17" draw:id="id17" draw:layer="layout" svg:width="2cm" svg:height="2cm" svg:x="26cm" svg:y="11cm">
          <text:p text:style-name="P1"><text:span text:style-name="T2">Kiban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" draw:text-style-name="P5" draw:layer="layout" svg:width="2cm" svg:height="2cm" svg:x="23cm" svg:y="11cm">
          <text:p text:style-name="P1"><text:span text:style-name="T2">Zipki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2" draw:layer="layout" svg:width="2cm" svg:height="2cm" svg:x="1cm" svg:y="15.5cm">
          <text:p text:style-name="P1"><text:span text:style-name="T1">Zoo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2" xml:id="id15" draw:id="id15" draw:layer="layout" svg:width="2cm" svg:height="2cm" svg:x="6.953cm" svg:y="5cm">
          <text:p text:style-name="P1"><text:span text:style-name="T1">Angular</text:span></text:p>
          <text:p text:style-name="P1"><text:span text:style-name="T1">App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2" xml:id="id16" draw:id="id16" draw:layer="layout" svg:width="2cm" svg:height="2cm" svg:x="10cm" svg:y="5cm">
          <text:p text:style-name="P1"><text:span text:style-name="T1">Zuul / </text:span></text:p>
          <text:p text:style-name="P1"><text:span text:style-name="T1">Ribb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xml:id="id11" draw:id="id11" draw:layer="layout" svg:width="2cm" svg:height="2cm" svg:x="18.4cm" svg:y="5cm">
          <text:p text:style-name="P1"><text:span text:style-name="T1">Access</text:span></text:p>
          <text:p text:style-name="P1"><text:span text:style-name="T1">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7" draw:layer="layout" svg:x1="6.7cm" svg:y1="16.03cm" svg:x2="7.95cm" svg:y2="15.03cm" draw:start-shape="id1" draw:start-glue-point="4" draw:end-shape="id2" draw:end-glue-point="6" svg:d="M6700 16030v-499h1250v-501" svg:viewBox="0 0 1251 1001">
          <text:p/>
        </draw:connector>
        <draw:connector draw:style-name="gr16" draw:text-style-name="P7" draw:layer="layout" svg:x1="9.2cm" svg:y1="16.03cm" svg:x2="7.95cm" svg:y2="15.03cm" draw:start-shape="id3" draw:start-glue-point="5" draw:end-shape="id2" draw:end-glue-point="6" svg:d="M9200 16030v-499h-1250v-501" svg:viewBox="0 0 1251 1001">
          <text:p/>
        </draw:connector>
        <draw:connector draw:style-name="gr16" draw:text-style-name="P7" draw:layer="layout" svg:x1="13.4cm" svg:y1="16cm" svg:x2="13.45cm" svg:y2="15.03cm" draw:start-shape="id4" draw:start-glue-point="5" draw:end-shape="id5" draw:end-glue-point="6" svg:d="M13400 16000v-484h50v-486" svg:viewBox="0 0 51 971">
          <text:p/>
        </draw:connector>
        <draw:connector draw:style-name="gr16" draw:text-style-name="P7" draw:layer="layout" svg:x1="17.8cm" svg:y1="16.03cm" svg:x2="18.95cm" svg:y2="15cm" draw:start-shape="id6" draw:start-glue-point="4" draw:end-shape="id7" draw:end-glue-point="6" svg:d="M17800 16030v-514h1150v-516" svg:viewBox="0 0 1151 1031">
          <text:p/>
        </draw:connector>
        <draw:connector draw:style-name="gr16" draw:text-style-name="P7" draw:layer="layout" svg:x1="20.2cm" svg:y1="16.03cm" svg:x2="18.95cm" svg:y2="15cm" draw:start-shape="id8" draw:start-glue-point="4" draw:end-shape="id7" draw:end-glue-point="6" svg:d="M20200 16030v-514h-1250v-516" svg:viewBox="0 0 1251 1031">
          <text:p/>
        </draw:connector>
        <draw:connector draw:style-name="gr17" draw:text-style-name="P7" draw:layer="layout" draw:type="curve" draw:line-skew="-2.601cm" svg:x1="14.85cm" svg:y1="2cm" svg:x2="3.5cm" svg:y2="9cm" draw:start-shape="id9" draw:start-glue-point="6" draw:end-shape="id10" draw:end-glue-point="4" svg:d="M14850 2000c0 1350-11350-2150-11350 7000" svg:viewBox="0 0 11351 7001">
          <text:p/>
        </draw:connector>
        <draw:connector draw:style-name="gr16" draw:text-style-name="P7" draw:layer="layout" draw:line-skew="0.475cm" svg:x1="20.4cm" svg:y1="6cm" svg:x2="22.449cm" svg:y2="5.475cm" draw:start-shape="id11" draw:end-shape="id12" draw:end-glue-point="6" svg:d="M20400 6000h1500v-525h549" svg:viewBox="0 0 2050 526">
          <text:p/>
        </draw:connector>
        <draw:connector draw:style-name="gr16" draw:text-style-name="P7" draw:layer="layout" draw:line-skew="0.451cm" svg:x1="22.497cm" svg:y1="7.975cm" svg:x2="20.4cm" svg:y2="6cm" draw:start-shape="id13" draw:start-glue-point="5" draw:end-shape="id11" draw:end-glue-point="7" svg:d="M22497 7975h-597v-1975h-1500" svg:viewBox="0 0 2098 1976">
          <text:p/>
        </draw:connector>
        <draw:connector draw:style-name="gr17" draw:text-style-name="P7" draw:layer="layout" draw:type="curve" svg:x1="14.85cm" svg:y1="2cm" svg:x2="13.75cm" svg:y2="4cm" draw:start-shape="id9" draw:start-glue-point="6" draw:end-shape="id14" svg:d="M14850 2000c0 1501-1100 502-1100 2000" svg:viewBox="0 0 1101 2001">
          <text:p/>
        </draw:connector>
        <draw:connector draw:style-name="gr18" draw:text-style-name="P1" draw:layer="layout" svg:x1="7.953cm" svg:y1="7cm" svg:x2="6cm" svg:y2="10cm" draw:start-shape="id15" draw:start-glue-point="6" draw:end-shape="id10" draw:end-glue-point="7" svg:d="M7953 7000v3000h-1953" svg:viewBox="0 0 1954 3001">
          <text:p/>
        </draw:connector>
        <draw:connector draw:style-name="gr18" draw:text-style-name="P1" draw:layer="layout" svg:x1="6cm" svg:y1="10cm" svg:x2="5.7cm" svg:y2="14.03cm" draw:start-shape="id10" draw:start-glue-point="7" draw:end-shape="id2" draw:end-glue-point="5" svg:d="M6000 10000h502v2016h-1303v2014h501" svg:viewBox="0 0 1304 4031">
          <text:p/>
        </draw:connector>
        <draw:connector draw:style-name="gr18" draw:text-style-name="P1" draw:layer="layout" draw:line-skew="1.999cm" svg:x1="6cm" svg:y1="10cm" svg:x2="11.2cm" svg:y2="14.03cm" draw:start-shape="id10" draw:start-glue-point="7" draw:end-shape="id5" draw:end-glue-point="5" svg:d="M6000 10000h4600v4030h600" svg:viewBox="0 0 5201 4031">
          <text:p/>
        </draw:connector>
        <draw:connector draw:style-name="gr18" draw:text-style-name="P1" draw:layer="layout" draw:line-skew="4.849cm" svg:x1="6cm" svg:y1="10cm" svg:x2="16.7cm" svg:y2="14cm" draw:start-shape="id10" draw:start-glue-point="7" draw:end-shape="id7" draw:end-glue-point="5" svg:d="M6000 10000h10200v4000h500" svg:viewBox="0 0 10701 4001">
          <text:p/>
        </draw:connector>
        <draw:connector draw:style-name="gr17" draw:text-style-name="P7" draw:layer="layout" draw:type="curve" svg:x1="11cm" svg:y1="7cm" svg:x2="7.95cm" svg:y2="13.03cm" draw:start-shape="id16" draw:start-glue-point="6" draw:end-shape="id2" draw:end-glue-point="4" svg:d="M11000 7000c0 4524-3050 1509-3050 6030" svg:viewBox="0 0 3051 6031">
          <text:p/>
        </draw:connector>
        <draw:connector draw:style-name="gr17" draw:text-style-name="P7" draw:layer="layout" draw:type="curve" svg:x1="11cm" svg:y1="7cm" svg:x2="13.45cm" svg:y2="13.03cm" draw:start-shape="id16" draw:start-glue-point="6" draw:end-shape="id5" draw:end-glue-point="4" svg:d="M11000 7000c0 4524 2450 1509 2450 6030" svg:viewBox="0 0 2451 6031">
          <text:p/>
        </draw:connector>
        <draw:connector draw:style-name="gr17" draw:text-style-name="P7" draw:layer="layout" draw:type="curve" svg:x1="11cm" svg:y1="7cm" svg:x2="18.95cm" svg:y2="13cm" draw:start-shape="id16" draw:start-glue-point="6" draw:end-shape="id7" draw:end-glue-point="4" svg:d="M11000 7000c0 4501 7950 1502 7950 6000" svg:viewBox="0 0 7951 6001">
          <text:p/>
        </draw:connector>
        <draw:connector draw:style-name="gr17" draw:text-style-name="P7" draw:layer="layout" draw:type="curve" draw:line-skew="-3.501cm" svg:x1="14.85cm" svg:y1="2cm" svg:x2="27cm" svg:y2="11cm" draw:start-shape="id9" draw:start-glue-point="6" draw:end-shape="id17" draw:end-glue-point="4" svg:d="M14850 2000c0 1500 12150-3000 12150 9000" svg:viewBox="0 0 12151 9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21:02:23.334859498</meta:creation-date>
    <dc:date>2020-02-26T14:41:43.892855343</dc:date>
    <meta:editing-duration>PT1H15M41S</meta:editing-duration>
    <meta:editing-cycles>22</meta:editing-cycles>
    <meta:generator>LibreOffice/6.0.7.3$Linux_X86_64 LibreOffice_project/00m0$Build-3</meta:generator>
    <meta:document-statistic meta:object-count="41"/>
  </office:meta>
</office:document-meta>
</file>